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8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OLIMPIA MAMANI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MULTISERVICIOS OLITEC EIRL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9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FRANCO NINA, LUIS ANGEL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9</text:p>
          </table:table-cell>
        </table:table-row>
        <table:table-row>
          <table:table-cell table:style-name="Tabla1.A2" office:value-type="float" office:value="0">
            <text:p text:style-name="P7">POLLOS COBB</text:p>
          </table:table-cell>
          <table:table-cell table:style-name="Tabla1.B2" office:value-type="string">
            <text:p text:style-name="P9">Cant.Cajas: <text:span text:style-name="T11">29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46821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8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9:4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8T22:12:12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